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transparent" style:font-style-asian="normal" style:font-style-complex="normal"/>
    </style:style>
    <style:style style:name="P7" style:family="paragraph" style:parent-style-name="Heading">
      <style:paragraph-properties fo:text-align="center"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background-color="#c0c0c0"/>
    </style:style>
    <style:style style:name="P10" style:family="paragraph" style:parent-style-name="Standard">
      <style:paragraph-properties fo:background-color="#c0c0c0">
        <style:background-image/>
      </style:paragraph-properties>
    </style:style>
    <style:style style:name="P11" style:family="paragraph" style:parent-style-name="Standard">
      <style:paragraph-properties fo:background-color="#c0c0c0">
        <style:background-image/>
      </style:paragraph-properties>
      <style:text-properties fo:background-color="#c0c0c0"/>
    </style:style>
    <style:style style:name="P12" style:family="paragraph" style:parent-style-name="Standard">
      <style:paragraph-properties fo:background-color="#c0c0c0">
        <style:background-image/>
      </style:paragraph-properties>
      <style:text-properties fo:font-style="italic" fo:background-color="#c0c0c0" style:font-style-asian="italic" style:font-style-complex="italic"/>
    </style:style>
    <style:style style:name="P13" style:family="paragraph" style:parent-style-name="Text_20_body">
      <style:paragraph-properties fo:background-color="transparent">
        <style:background-image/>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Standard">
      <style:paragraph-properties fo:background-color="#c0c0c0">
        <style:background-image/>
      </style:paragraph-properties>
      <style:text-properties fo:background-color="#c0c0c0"/>
    </style:style>
    <style:style style:name="P17" style:family="paragraph" style:parent-style-name="Heading_20_2">
      <style:paragraph-properties fo:background-color="transparent">
        <style:background-image/>
      </style:paragraph-properties>
    </style:style>
    <style:style style:name="P18" style:family="paragraph" style:parent-style-name="Heading_20_1">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2">
      <style:paragraph-properties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style:style>
    <style:style style:name="T5" style:family="text">
      <style:text-properties fo:background-color="#c0c0c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GiveMail WebAPI</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General concepts<text:tab/>2</text:p>
          <text:p text:style-name="P14">2. Configuration<text:tab/>2</text:p>
          <text:p text:style-name="P14">3. Objects<text:tab/>2</text:p>
          <text:p text:style-name="P15">3.1 Campaign<text:tab/>2</text:p>
          <text:p text:style-name="P15">3.2 Recipient<text:tab/>4</text:p>
          <text:p text:style-name="P14">4. Authentication<text:tab/>4</text:p>
          <text:p text:style-name="P14">5. Common output elements<text:tab/>6</text:p>
          <text:p text:style-name="P15">5.1 GiveMail<text:tab/>6</text:p>
          <text:p text:style-name="P15">5.2 Error<text:tab/>6</text:p>
          <text:p text:style-name="P15">5.3 Success<text:tab/>6</text:p>
          <text:p text:style-name="P15">5.4 KeyExpiry<text:tab/>6</text:p>
          <text:p text:style-name="P14">6. POST Setter requests<text:tab/>6</text:p>
          <text:p text:style-name="P15">6.1 Create<text:tab/>6</text:p>
          <text:p text:style-name="P15">6.2 Set<text:tab/>7</text:p>
          <text:p text:style-name="P15">6.3 Delete<text:tab/>9</text:p>
          <text:p text:style-name="P14">7. POST Getter requests<text:tab/>10</text:p>
          <text:p text:style-name="P15">7.1 Get<text:tab/>10</text:p>
          <text:p text:style-name="P15">7.2 List<text:tab/>10</text:p>
          <text:p text:style-name="P15">7.3 ListChanges<text:tab/>12</text:p>
          <text:p text:style-name="P15">7.4 Import<text:tab/>13</text:p>
          <text:p text:style-name="P14">8. GET Getter requests<text:tab/>14</text:p>
          <text:p text:style-name="P15">8.1 ListCampaigns<text:tab/>14</text:p>
          <text:p text:style-name="P15">8.2 ListRecipients<text:tab/>14</text:p>
          <text:p text:style-name="P15">8.2 ExportRecipients<text:tab/>15</text:p>
        </text:index-body>
      </text:table-of-content>
      <text:p text:style-name="P3"/>
      <text:h text:style-name="P18" text:outline-level="1">1. General concepts</text:h>
      <text:p text:style-name="Text_20_body">The WebAPI consists of one CGI program (“webapi.fcgi”) that accepts valid XML sent over HTTP POST and some requests over HTTP GET.</text:p>
      <text:p text:style-name="Text_20_body">Minimal validation is performed on the XML. Unknown and malformed elements are rejected but those elements that are superfluous and don't prevent requests from being interpreted correctly are silently ignored. It is recommended that UTF-8 encoding be used for all XML requests.</text:p>
      <text:p text:style-name="Text_20_body">The WebAPI is object-oriented. It allows to manipulate two types of objects, campaigns and recipients. Recipients exist only in relation to campaigns and therefore most requests that deal with recipients should also specify a campaign, unless specifically stated otherwise.</text:p>
      <text:p text:style-name="Text_20_body">Requests that create, modify and delete objects are called setters. Requests that only retrieve information are called getters. While it is legal to specify more than one request in the XML posted to the WebAPI, it is highly recommended to stick to one request type per post. For example, the same XML could be used to create several objects, but preferably not to create an object and retrieve another.</text:p>
      <text:p text:style-name="Text_20_body">Read-only elements are elements that correspond to object properties whose values cannot be modified through requests. In most cases, their values are set or determined at object creation time.</text:p>
      <text:p text:style-name="Text_20_body">All dates and timestamps follow the XML Schema dateTime format.</text:p>
      <text:p text:style-name="Text_20_body">All requests must be authenticated. In practice, this means that requests should be signed by the originator prior to posting, using a key provided by the webapi-key-manager program, and that the XML should be preceded with a Date and a Set-Cookie header.</text:p>
      <text:p text:style-name="Text_20_body">All requests are logged by the WebAPI.</text:p>
      <text:h text:style-name="Heading_20_1" text:outline-level="1">2. Configuration</text:h>
      <text:p text:style-name="Text_20_body">By default, the WebAPI opens the configuration file at /etc/givemail/conf.d/givemail.conf. If this is not desirable, edit /etc/httpd/conf.d/fcgid.conf and override the location of the configuration file with :</text:p>
      <text:p text:style-name="Text_20_body"/>
      <text:p text:style-name="P9">DefaultInitEnv WEBAPI_CONFIGURATION_FILE /etc/givemail/conf.d/myconfig.conf</text:p>
      <text:p text:style-name="Text_20_body"/>
      <text:p text:style-name="Text_20_body">Restart the Web server and the WebAPI will then be serving the database specified in myconfig.conf.</text:p>
      <text:h text:style-name="Heading_20_1" text:outline-level="1">3. Objects</text:h>
      <text:h text:style-name="Heading_20_2" text:outline-level="2">3.1 Campaign</text:h>
      <text:p text:style-name="Text_20_body">Enclosing element : Campaign</text:p>
      <text:p text:style-name="Text_20_body">Sub-elements :</text:p>
      <text:list xml:id="list113639087" text:style-name="L1">
        <text:list-item>
          <text:p text:style-name="P19">Id : an alphanumeric ID that uniquely identifies the object and is set at creation time by the <text:soft-page-break/>WebAPI. This element is always read-only.</text:p>
        </text:list-item>
        <text:list-item>
          <text:p text:style-name="P19">Name : the name of the campaign.</text:p>
        </text:list-item>
        <text:list-item>
          <text:p text:style-name="P19">Status : the current status of the object. Valid values are 'Draft' (default), 'Ready', 'Sending', 'Sent', 'Resending'.</text:p>
        </text:list-item>
        <text:list-item>
          <text:p text:style-name="P19">Timestamp : the time and date the campaign was created or last processed.</text:p>
        </text:list-item>
        <text:list-item>
          <text:p text:style-name="P19">Message</text:p>
          <text:list>
            <text:list-item>
              <text:p text:style-name="P19">Subject : subject of the campaign.</text:p>
            </text:list-item>
            <text:list-item>
              <text:p text:style-name="P19">HEADERName : the name part of the SMTP header HEADER=From|ReplyTo</text:p>
            </text:list-item>
            <text:list-item>
              <text:p text:style-name="P19">HEADEREmailAddress: the email address part of the header HEADER=From|ReplyTo|Sender</text:p>
            </text:list-item>
            <text:list-item>
              <text:p text:style-name="P19">UnsubscribeLink : an HTTP URI.</text:p>
            </text:list-item>
            <text:list-item>
              <text:p text:style-name="P19">PlainContent : plain-text content.</text:p>
            </text:list-item>
            <text:list-item>
              <text:p text:style-name="P19">HtmlContent : HTML content.</text:p>
            </text:list-item>
            <text:list-item>
              <text:p text:style-name="P19">EmailAttachment</text:p>
              <text:list>
                <text:list-item>
                  <text:p text:style-name="P19">FilePath : path to the file to attach.</text:p>
                </text:list-item>
                <text:list-item>
                  <text:p text:style-name="P19">ContentId : a Content-ID, if the file is to be attached inline.</text:p>
                </text:list-item>
                <text:list-item>
                  <text:p text:style-name="P19">ContentType : the file's Content-Type.</text:p>
                </text:list-item>
              </text:list>
            </text:list-item>
          </text:list>
        </text:list-item>
      </text:list>
      <text:p text:style-name="Text_20_body"/>
      <text:p text:style-name="Text_20_body">Sample XML fragment:</text:p>
      <text:p text:style-name="P11">&lt;Campaign&gt; </text:p>
      <text:p text:style-name="P11"><text:s text:c="2"/>&lt;Id&gt;7&lt;/Id&gt; </text:p>
      <text:p text:style-name="P11"><text:s text:c="2"/>&lt;Name&gt;Campaign Test&lt;/Name&gt; </text:p>
      <text:p text:style-name="P11"><text:s text:c="2"/>&lt;Status&gt;Sent&lt;/Status&gt; </text:p>
      <text:p text:style-name="P11"><text:s text:c="2"/>&lt;Timestamp&gt;2009-08-08T06:39:19&lt;/Timestamp&gt;</text:p>
      <text:p text:style-name="P11"><text:s text:c="2"/>&lt;Message&gt; </text:p>
      <text:p text:style-name="P11"><text:s text:c="4"/>&lt;Subject&gt;Test Email&lt;/Subject&gt; </text:p>
      <text:p text:style-name="P11"><text:s text:c="4"/>&lt;FromName&gt;Steven&lt;/FromName&gt;</text:p>
      <text:p text:style-name="P11"><text:s text:c="4"/>&lt;FromEmailAddress&gt;steven.teo@globalsignin.com&lt;/FromEmailAddress&gt; </text:p>
      <text:p text:style-name="P11"><text:s text:c="4"/>&lt;ReplyToName&gt;Steven&lt;/ReplyToName&gt;</text:p>
      <text:p text:style-name="P11"><text:s text:c="4"/>&lt;ReplyToEmailAddress&gt;steven.teo@globalsignin.com&lt;/ReplyToEmailAddress&gt; </text:p>
      <text:p text:style-name="P11"><text:s text:c="4"/>&lt;SenderEmailAddress&gt;steven@global2mail.com&lt;/SenderEmailAddress&gt; </text:p>
      <text:p text:style-name="P11"><text:s text:c="4"/>&lt;UnsubscribeLink&gt;http://mbox.global2mail.com/email/webpage/unsubscribe/{campaignId}&lt;/UnsubscribeLink&gt; </text:p>
      <text:p text:style-name="P11"><text:s text:c="4"/>&lt;PlainContent&gt;&lt;![CDATA[Sending a test confirming failed recipient ]]&gt;&lt;/PlainContent&gt; </text:p>
      <text:p text:style-name="P11"><text:s text:c="4"/>&lt;HtmlContent&gt;&lt;![CDATA[&lt;html&gt;&lt;body&gt;Sending a test confirming failed recipient </text:p>
      <text:p text:style-name="P11">&lt;img src="http://mbox.global2mail.com/email/image/default/{recipientId}" /&gt;</text:p>
      <text:p text:style-name="P11">&lt;/body&gt;&lt;/html&gt;]]&gt;&lt;/HtmlContent&gt;</text:p>
      <text:p text:style-name="P11"/>
      <text:p text:style-name="P11"><text:soft-page-break/><text:s text:c="4"/>&lt;EmailAttachment&gt;</text:p>
      <text:p text:style-name="P11"><text:s text:c="6"/>&lt;FilePath&gt;/home/gsi/Projects/test.txt&lt;/FilePath&gt;</text:p>
      <text:p text:style-name="P11"><text:s text:c="6"/>&lt;ContentType&gt;text/plain&lt;/ContentType&gt;</text:p>
      <text:p text:style-name="P11"><text:s text:c="4"/>&lt;/EmailAttachment&gt;</text:p>
      <text:p text:style-name="P11"><text:s text:c="2"/>&lt;/Message&gt; </text:p>
      <text:p text:style-name="P11">&lt;/Campaign&gt; </text:p>
      <text:p text:style-name="Text_20_body"/>
      <text:h text:style-name="Heading_20_2" text:outline-level="2">3.2 Recipient</text:h>
      <text:p text:style-name="Text_20_body">Enclosing element : Recipient</text:p>
      <text:p text:style-name="Text_20_body">Sub-elements :</text:p>
      <text:list xml:id="list1462712967" text:continue-list="list113639087" text:style-name="L1">
        <text:list-item text:start-value="1">
          <text:p text:style-name="P19">Id : an alphanumeric ID that uniquely identifies the object and is set at creation time by the WebAPI. This element is always read-only.</text:p>
        </text:list-item>
        <text:list-item>
          <text:p text:style-name="P19">Name : the name of the recipient.</text:p>
        </text:list-item>
        <text:list-item>
          <text:p text:style-name="P19">Status : the current status of the object. Valid values are 'Waiting', 'Sent', 'Failed'.</text:p>
        </text:list-item>
        <text:list-item>
          <text:p text:style-name="P19">StatusCode : the SMTP status code obtained last time delivery of this recipient was attempted.</text:p>
        </text:list-item>
        <text:list-item>
          <text:p text:style-name="P19">StatusString : the SMTP status string.</text:p>
        </text:list-item>
        <text:list-item>
          <text:p text:style-name="P19">EmailAddress : the email address of the recipient.</text:p>
        </text:list-item>
        <text:list-item>
          <text:p text:style-name="P19">TimeSent : the time and date this recipient was last sent to.</text:p>
        </text:list-item>
        <text:list-item>
          <text:p text:style-name="P19">NumAttempts : the number of times sending to this recipient was attempted.</text:p>
        </text:list-item>
        <text:list-item>
          <text:p text:style-name="P19">CustomFieldX : value of the custom field 'customfieldX', where X is between 1 and 6, inclusive.</text:p>
        </text:list-item>
        <text:list-item>
          <text:p text:style-name="P19">ReturnPath : an email address.</text:p>
        </text:list-item>
      </text:list>
      <text:p text:style-name="Text_20_body"/>
      <text:p text:style-name="Text_20_body">Sample XML fragment:</text:p>
      <text:p text:style-name="P11">&lt;Recipient&gt; </text:p>
      <text:p text:style-name="P11">&lt;Id&gt;11&lt;/Id&gt; </text:p>
      <text:p text:style-name="P11">&lt;Name&gt;Fabrice Colin&lt;/Name&gt; </text:p>
      <text:p text:style-name="P11">&lt;Status&gt;Waiting&lt;/Status&gt; </text:p>
      <text:p text:style-name="P11">&lt;StatusCode&gt;250&lt;/StatusCode&gt; </text:p>
      <text:p text:style-name="P11">&lt;StatusString&gt;250 (Ok )&lt;/StatusString&gt; </text:p>
      <text:p text:style-name="P11">&lt;EmailAddress&gt;fabrice.colin@gmail.com&lt;/EmailAddress&gt; </text:p>
      <text:p text:style-name="P11">&lt;TimeSent&gt;2009-08-01T11:45:20&lt;/TimeSent&gt; </text:p>
      <text:p text:style-name="P11">&lt;NumAttempts&gt;1&lt;/NumAttempts&gt; </text:p>
      <text:p text:style-name="P11">&lt;CustomField1&gt;AAA&lt;/CustomField1&gt;</text:p>
      <text:p text:style-name="P11">&lt;CustomField2&gt;BBB&lt;/CustomField2&gt;</text:p>
      <text:p text:style-name="P11">&lt;ReturnPath&gt;bounce@global2mail.com&lt;/ReturnPath&gt; </text:p>
      <text:p text:style-name="P11">&lt;/Recipient&gt;</text:p>
      <text:h text:style-name="Heading_20_1" text:outline-level="1"><text:soft-page-break/>4. Authentication</text:h>
      <text:p text:style-name="Text_20_body">The GiveMail WebAPI authentication scheme (GMA) is designed to prevent access to unauthorized users, make sure requests are not tampered with by third-parties and protect against replay attacks.</text:p>
      <text:p text:style-name="Text_20_body">Rather than rely on a complicated Private Key Infrastructure scheme, a keyed hash message authentication code (HMAC) is used. See <text:a xlink:type="simple" xlink:href="http://en.wikipedia.org/wiki/HMAC">http://en.wikipedia.org/wiki/HMAC</text:a> for details. Popular cryptography toolkits such as OpenSSL have built-in support for HMAC.</text:p>
      <text:p text:style-name="Text_20_body">Keys are stored in the same database as campaigns and recipients data, and are created and deleted with the webapi-key-manager utility.</text:p>
      <text:p text:style-name="Text_20_body">Keys are valid only for a given number of days, as specified at creation time. They consist of a globally unique application key ID (<text:span text:style-name="T3">AppId</text:span>) and a value. Both mostly consist of alphanumeric characters, for example:</text:p>
      <text:p text:style-name="P8">AppId</text:p>
      <text:p text:style-name="Standard">1a60838a-7c5c-102b-af7a-0030485eff82</text:p>
      <text:p text:style-name="P8">Value</text:p>
      <text:p text:style-name="Standard">5wKsyqisUhGZ9HK76aw2ev5P6rxIzMBIc1Qcu+F3y8YmCIx1oPMKR7XcUCSqRtDlIxFG6Cb+cUkzDEqP+aVQMw==</text:p>
      <text:p text:style-name="Text_20_body"/>
      <text:p text:style-name="Text_20_body">The <text:span text:style-name="T3">AppId</text:span> doesn't need to be kept secret. The value on the other hand is a shared secret between the WebAPI and a specific user. Each user should be assigned a brand new key. When a new key is created, its <text:span text:style-name="T3">AppId</text:span>, expiry date and value are to be transmitted to the user, the latter through a sufficiently secure medium.</text:p>
      <text:p text:style-name="Text_20_body">Each call to the WebAPI follows this model :</text:p>
      <text:p text:style-name="P10">Date: Thu, 20 Aug 2009 22:22:58 +0800</text:p>
      <text:p text:style-name="P11">Set-Cookie: GMAuth=1a60838a-7c5c-102b-af7a-0030485eff82:c6qo5NeeU/dFx759KdZHMUOto38=<text:span text:style-name="T1">; expires=Tue, 24 Aug 2009 12:36:04 GMT; path=/</text:span></text:p>
      <text:p text:style-name="P11"/>
      <text:p text:style-name="P11">&lt;?xml version="1.0" encoding="utf-8"?&gt; </text:p>
      <text:p text:style-name="P11">&lt;GiveMail&gt; </text:p>
      <text:p text:style-name="P11"><text:tab/>&lt;Get&gt; </text:p>
      <text:p text:style-name="P11"><text:tab/><text:tab/>&lt;Campaign&gt; </text:p>
      <text:p text:style-name="P11"><text:tab/><text:tab/><text:tab/>&lt;Id&gt;1002&lt;/Id&gt; </text:p>
      <text:p text:style-name="P11"><text:tab/><text:tab/>&lt;/Campaign&gt; </text:p>
      <text:p text:style-name="P11"><text:tab/>&lt;/Get&gt; </text:p>
      <text:p text:style-name="P11">&lt;/GiveMail&gt;</text:p>
      <text:p text:style-name="Text_20_body"/>
      <text:p text:style-name="Text_20_body">The Date and Set-Cookie headers are compulsory. If one is missing, the request will fail.</text:p>
      <text:p text:style-name="Text_20_body">The <text:span text:style-name="T1">Signature</text:span><text:span text:style-name="T3"> field is the base64 encoding of the message authentication code generated for the key identified by </text:span><text:span text:style-name="T1">AppId</text:span><text:span text:style-name="T3"> and the payload defined as :</text:span></text:p>
      <text:p text:style-name="P12"><text:soft-page-break/>RFC822-conformant Date\n</text:p>
      <text:p text:style-name="P12">XML</text:p>
      <text:p text:style-name="P4"/>
      <text:p text:style-name="P5">The date field <text:span text:style-name="T2">RFC822-conformant Date</text:span><text:span text:style-name="T4"> should be within 15 minutes of current time on the server running the WebAPI. Requests for which the date is too skewed are rejected.</text:span></text:p>
      <text:p text:style-name="P6">Note that hosts listed in the configuration file under the Xpath /givemail/webapi/skipauth are exempt of authentication.</text:p>
      <text:h text:style-name="Heading_20_1" text:outline-level="1">5. Common output elements</text:h>
      <text:h text:style-name="Heading_20_2" text:outline-level="2">5.1 GiveMail</text:h>
      <text:p text:style-name="Text_20_body">As for the input, GiveMail is the root element of the output.</text:p>
      <text:h text:style-name="Heading_20_2" text:outline-level="2">5.2 Error</text:h>
      <text:p text:style-name="Text_20_body">In case of failure, the WebAPI returns an Error element with a human-readable message. For instance :</text:p>
      <text:p text:style-name="P11">&lt;?xml version="1.0" encoding="utf-8"?&gt; </text:p>
      <text:p text:style-name="P11">&lt;GiveMail&gt; </text:p>
      <text:p text:style-name="P11"><text:s text:c="4"/>&lt;Error&gt;No date&lt;/Error&gt; </text:p>
      <text:p text:style-name="P11">&lt;/GiveMail&gt;</text:p>
      <text:h text:style-name="Heading_20_2" text:outline-level="2">5.3 Success</text:h>
      <text:p text:style-name="Text_20_body">When successful, getter requests output the information that was asked for. Setter requests on the other hand output a Success block that lists each object impacted by the request. For instance :</text:p>
      <text:p text:style-name="P11">&lt;?xml version="1.0" encoding="utf-8"?&gt; </text:p>
      <text:p text:style-name="P11">&lt;GiveMail&gt; </text:p>
      <text:p text:style-name="P11"><text:s text:c="4"/>&lt;Success&gt; </text:p>
      <text:p text:style-name="P11"><text:s text:c="8"/>&lt;Campaign&gt;</text:p>
      <text:p text:style-name="P11"><text:s text:c="12"/>&lt;Id&gt;1&lt;/Id&gt;</text:p>
      <text:p text:style-name="P11"><text:s text:c="12"/>&lt;Name&gt;Test Campaign&lt;/Name&gt;</text:p>
      <text:p text:style-name="P11"><text:s text:c="8"/>&lt;/Campaign&gt;</text:p>
      <text:p text:style-name="P11"><text:s text:c="4"/>&lt;/Success&gt; </text:p>
      <text:p text:style-name="P11">&lt;/GiveMail&gt;</text:p>
      <text:h text:style-name="Heading_20_2" text:outline-level="2">5.4 KeyExpiry</text:h>
      <text:p text:style-name="Text_20_body">This element specifies the number of seconds before the key expires.</text:p>
      <text:h text:style-name="Heading_20_1" text:outline-level="1"><text:soft-page-break/>6. POST Setter requests</text:h>
      <text:h text:style-name="Heading_20_2" text:outline-level="2">6.1 Create</text:h>
      <text:p text:style-name="Text_20_body">As the name implies, this request is used to create new campaigns or recipients.</text:p>
      <text:p text:style-name="Text_20_body">For campaigns, Name is compulsory. The Status element and Message block are optional; if missing, default values are assigned, which can be modified at a later date with the Set request. For example:</text:p>
      <text:p text:style-name="P10">&lt;?xml version="1.0" encoding="utf-8"?&gt; </text:p>
      <text:p text:style-name="P10">&lt;GiveMail&gt; </text:p>
      <text:p text:style-name="P10"><text:s text:c="8"/>&lt;Create&gt; </text:p>
      <text:p text:style-name="P10"><text:s text:c="16"/>&lt;Campaign&gt; </text:p>
      <text:p text:style-name="P10"><text:s text:c="24"/>&lt;Name&gt;Test Campaign&lt;/Name&gt; </text:p>
      <text:p text:style-name="P10"><text:s text:c="24"/>&lt;Message&gt; </text:p>
      <text:p text:style-name="P10"><text:s text:c="32"/>&lt;Subject&gt;This is a test&lt;/Subject&gt; </text:p>
      <text:p text:style-name="P10"><text:s text:c="32"/>&lt;FromName&gt;Me&lt;/FromName&gt;</text:p>
      <text:p text:style-name="P10"><text:s text:c="32"/>&lt;FromEmailAddress&gt;<text:a xlink:type="simple" xlink:href="mailto:me@example.com">me@example.com&lt;/</text:a>FromEmailAddress&gt;</text:p>
      <text:p text:style-name="P10"><text:s text:c="32"/>&lt;ReplyToName&gt;Me&lt;/ReplyToName&gt;</text:p>
      <text:p text:style-name="P10"><text:s text:c="32"/>&lt;ReplyToEmailAddress&gt;me@example.com&lt;/ReplyToEmailAddress&gt; </text:p>
      <text:p text:style-name="P10"><text:s text:c="32"/>&lt;SenderEmailAddress&gt;me@example.com&lt;/SenderEmailAddress&gt; </text:p>
      <text:p text:style-name="P10"><text:s text:c="32"/>&lt;UnsubscribeLink&gt;http://www.example.com/unsubscribe.php&lt;/UnsubscribeLink&gt; </text:p>
      <text:p text:style-name="P10"><text:s text:c="24"/>&lt;/Message&gt; </text:p>
      <text:p text:style-name="P10"><text:s text:c="16"/>&lt;/Campaign&gt; </text:p>
      <text:p text:style-name="P10"><text:s text:c="8"/>&lt;/Create&gt; </text:p>
      <text:p text:style-name="P10">&lt;/GiveMail&gt;</text:p>
      <text:p text:style-name="Text_20_body"/>
      <text:p text:style-name="Text_20_body">For recipients, only a Campaign block with a valid Id as well as an EmailAddress element are compulsory. For instance:</text:p>
      <text:p text:style-name="P10">&lt;?xml version="1.0" encoding="utf-8"?&gt; </text:p>
      <text:p text:style-name="P10">&lt;GiveMail&gt; </text:p>
      <text:p text:style-name="P10"><text:s text:c="8"/>&lt;Create&gt; </text:p>
      <text:p text:style-name="P10"><text:s text:c="16"/>&lt;Campaign&gt; </text:p>
      <text:p text:style-name="P10"><text:s text:c="24"/>&lt;Id&gt;1002&lt;/Id&gt; </text:p>
      <text:p text:style-name="P10"><text:s text:c="16"/>&lt;/Campaign&gt; </text:p>
      <text:p text:style-name="P10"><text:s text:c="16"/>&lt;Recipient&gt; </text:p>
      <text:p text:style-name="P10"><text:s text:c="24"/>&lt;Name&gt;Fabrice Colin&lt;/Name&gt; </text:p>
      <text:p text:style-name="P10"><text:s text:c="24"/>&lt;EmailAddress&gt;fabrice.colin@gmail.com&lt;/EmailAddress&gt; </text:p>
      <text:p text:style-name="P10"><text:s text:c="24"/>&lt;CustomField1&gt;AAA&lt;/CustomField1&gt; </text:p>
      <text:p text:style-name="P10"><text:s text:c="24"/>&lt;CustomField2&gt;BBB&lt;/CustomField2&gt; </text:p>
      <text:p text:style-name="P10"><text:s text:c="24"/>&lt;CustomField3&gt;CCC&lt;/CustomField3&gt; </text:p>
      <text:p text:style-name="P10"><text:s text:c="24"/>&lt;CustomField4&gt;DDD&lt;/CustomField4&gt; </text:p>
      <text:p text:style-name="P10"><text:s text:c="24"/>&lt;CustomField5&gt;EEE&lt;/CustomField5&gt; </text:p>
      <text:p text:style-name="P10"><text:s text:c="24"/>&lt;CustomField6&gt;FFF&lt;/CustomField6&gt; </text:p>
      <text:p text:style-name="P10"><text:s text:c="24"/>&lt;ReturnPath&gt;bounce@global2mail.com&lt;/ReturnPath&gt; </text:p>
      <text:p text:style-name="P10"><text:soft-page-break/><text:s text:c="16"/>&lt;/Recipient&gt; </text:p>
      <text:p text:style-name="P10"><text:s text:c="8"/>&lt;/Create&gt; </text:p>
      <text:p text:style-name="P10">&lt;/GiveMail&gt;</text:p>
      <text:p text:style-name="Text_20_body"/>
      <text:h text:style-name="Heading_20_2" text:outline-level="2">6.2 Set</text:h>
      <text:p text:style-name="Text_20_body">Set is designed for the modification of any property that's not read-only. As a rule of thumb, only properties explicitly specified with their corresponding elements are modified; others are left untouched. For instance, one can set a campaign's message with :</text:p>
      <text:p text:style-name="P10">&lt;?xml version="1.0" encoding="utf-8"?&gt; </text:p>
      <text:p text:style-name="P10">&lt;GiveMail&gt; </text:p>
      <text:p text:style-name="P10"><text:s text:c="8"/>&lt;Set&gt; </text:p>
      <text:p text:style-name="P10"><text:s text:c="16"/>&lt;Campaign&gt;</text:p>
      <text:p text:style-name="P10"><text:s text:c="24"/>&lt;Id&gt;1002&lt;/Id&gt; </text:p>
      <text:p text:style-name="P10"><text:s text:c="24"/>&lt;Message&gt; </text:p>
      <text:p text:style-name="P10"><text:s text:c="32"/>&lt;Subject&gt;This is a test&lt;/Subject&gt; </text:p>
      <text:p text:style-name="P10"><text:s text:c="32"/>&lt;FromName&gt;Me&lt;/FromName&gt;</text:p>
      <text:p text:style-name="P10"><text:s text:c="32"/>&lt;FromEmailAddress&gt;me@example.com&lt;/FromEmailAddress&gt; </text:p>
      <text:p text:style-name="P10"><text:s text:c="32"/>&lt;ReplyToName&gt;Me&lt;/ReplyToName&gt;</text:p>
      <text:p text:style-name="P10"><text:s text:c="32"/>&lt;ReplyToEmailAddress&gt;me@example.com&lt;/ReplyToEmailAddress&gt; </text:p>
      <text:p text:style-name="P10"><text:s text:c="32"/>&lt;SenderEmailAddress&gt;me@example.com&lt;/SenderEmailAddress&gt; </text:p>
      <text:p text:style-name="P10"><text:s text:c="32"/>&lt;PlainContent&gt;&lt;![CDATA[Hello {Name}, </text:p>
      <text:p text:style-name="P10">This is a test]]&gt;&lt;/PlainContent&gt; </text:p>
      <text:p text:style-name="P10"><text:s text:c="32"/>&lt;HtmlContent&gt;&lt;![CDATA[&lt;!DOCTYPE HTML PUBLIC "-//W3C//DTD HTML 4.0 Transitional//EN"&gt; </text:p>
      <text:p text:style-name="P10">&lt;HTML&gt;&lt;HEAD&gt; </text:p>
      <text:p text:style-name="P10">&lt;TITLE&gt;Test&lt;/TITLE&gt; </text:p>
      <text:p text:style-name="P10">&lt;META http-equiv="Content-Type content="text/html; charset=UTF-8"&gt; </text:p>
      <text:p text:style-name="P10">&lt;/HEAD&gt; </text:p>
      <text:p text:style-name="P10">&lt;BODY&gt; </text:p>
      <text:p text:style-name="P10">Hello {Name}, </text:p>
      <text:p text:style-name="P10">This is &lt;b&gt;a test&lt;/b&gt; </text:p>
      <text:p text:style-name="P10">&lt;/BODY&gt; </text:p>
      <text:p text:style-name="P10">&lt;/HTML&gt;]]&gt;&lt;/HtmlContent&gt;</text:p>
      <text:p text:style-name="P10"><text:s text:c="24"/>&lt;/Message&gt; </text:p>
      <text:p text:style-name="P10"><text:s text:c="16"/>&lt;/Campaign&gt; </text:p>
      <text:p text:style-name="P10"><text:s text:c="8"/>&lt;/Set&gt; </text:p>
      <text:p text:style-name="P10">&lt;/GiveMail&gt;</text:p>
      <text:p text:style-name="Text_20_body"/>
      <text:p text:style-name="Text_20_body">Or only update a campaign's status with :</text:p>
      <text:p text:style-name="P10">&lt;?xml version="1.0" encoding="utf-8"?&gt; </text:p>
      <text:p text:style-name="P10">&lt;GiveMail&gt; </text:p>
      <text:p text:style-name="P10"><text:soft-page-break/><text:s text:c="8"/>&lt;Set&gt; </text:p>
      <text:p text:style-name="P10"><text:s text:c="16"/>&lt;Campaign&gt; </text:p>
      <text:p text:style-name="P10"><text:s text:c="24"/>&lt;Id&gt;1002&lt;/Id&gt; </text:p>
      <text:p text:style-name="P10"><text:s text:c="24"/>&lt;Status&gt;Ready&lt;/Status&gt;</text:p>
      <text:p text:style-name="P10"><text:s text:c="16"/>&lt;/Campaign&gt; </text:p>
      <text:p text:style-name="P10"><text:s text:c="8"/>&lt;/Set&gt; </text:p>
      <text:p text:style-name="P10">&lt;/GiveMail&gt;</text:p>
      <text:p text:style-name="Text_20_body"/>
      <text:p text:style-name="Text_20_body">Note that while the same rules apply to most of recipients' properties, all six CustomFieldX elements should be specified even if only one is to be modified. Failure to do so will reset other custom fields to default values.</text:p>
      <text:p text:style-name="Text_20_body">The Set request also allows to change the status of all of a campaign's recipients in one go, with :</text:p>
      <text:p text:style-name="P10">&lt;?xml version="1.0" encoding="utf-8"?&gt; </text:p>
      <text:p text:style-name="P10">&lt;GiveMail&gt; </text:p>
      <text:p text:style-name="P10"><text:s text:c="8"/>&lt;Set&gt; </text:p>
      <text:p text:style-name="P10"><text:s text:c="16"/>&lt;Campaign&gt; </text:p>
      <text:p text:style-name="P10"><text:s text:c="24"/>&lt;Id&gt;1002&lt;/Id&gt; </text:p>
      <text:p text:style-name="P10"><text:s text:c="16"/>&lt;/Campaign&gt; </text:p>
      <text:p text:style-name="P10"><text:s text:c="16"/>&lt;Recipient&gt; </text:p>
      <text:p text:style-name="P10"><text:s text:c="24"/>&lt;Status&gt;Waiting&lt;/Status&gt; </text:p>
      <text:p text:style-name="P10"><text:s text:c="16"/>&lt;/Recipient&gt; </text:p>
      <text:p text:style-name="P10"><text:s text:c="8"/>&lt;/Set&gt; </text:p>
      <text:p text:style-name="P10">&lt;/GiveMail&gt;</text:p>
      <text:p text:style-name="Text_20_body"/>
      <text:p text:style-name="Text_20_body">The operation can be limited to failed recipients with :</text:p>
      <text:p text:style-name="P10">&lt;?xml version="1.0" encoding="utf-8"?&gt; </text:p>
      <text:p text:style-name="P10">&lt;GiveMail&gt; </text:p>
      <text:p text:style-name="P10"><text:s text:c="8"/>&lt;Set&gt; </text:p>
      <text:p text:style-name="P10"><text:s text:c="16"/>&lt;Campaign&gt; </text:p>
      <text:p text:style-name="P10"><text:s text:c="24"/>&lt;Id&gt;1002&lt;/Id&gt; </text:p>
      <text:p text:style-name="P10"><text:s text:c="16"/>&lt;/Campaign&gt; </text:p>
      <text:p text:style-name="P10"><text:s text:c="16"/>&lt;Recipient CurrentStatus="Failed"&gt; </text:p>
      <text:p text:style-name="P10"><text:s text:c="24"/>&lt;Status&gt;Waiting&lt;/Status&gt; </text:p>
      <text:p text:style-name="P10"><text:s text:c="16"/>&lt;/Recipient&gt; </text:p>
      <text:p text:style-name="P10"><text:s text:c="8"/>&lt;/Set&gt; </text:p>
      <text:p text:style-name="P10">&lt;/GiveMail&gt;</text:p>
      <text:p text:style-name="Text_20_body"/>
      <text:p text:style-name="Text_20_body">When both a Campaign and Recipient block are specified, all elements under Recipient other than Status are ignored.</text:p>
      <text:h text:style-name="Heading_20_2" text:outline-level="2"><text:soft-page-break/>6.3 Delete</text:h>
      <text:p text:style-name="Text_20_body">The Delete request allows to selectively delete objects. Only the Id is required, for example :</text:p>
      <text:p text:style-name="P10">&lt;?xml version="1.0" encoding="utf-8"?&gt; </text:p>
      <text:p text:style-name="P10">&lt;GiveMail&gt; </text:p>
      <text:p text:style-name="P10"><text:s text:c="8"/>&lt;Delete&gt; </text:p>
      <text:p text:style-name="P10"><text:s text:c="16"/>&lt;Recipient&gt; </text:p>
      <text:p text:style-name="P10"><text:s text:c="24"/>&lt;Id&gt;1&lt;/Id&gt; </text:p>
      <text:p text:style-name="P10"><text:s text:c="16"/>&lt;/Recipient&gt; </text:p>
      <text:p text:style-name="P10"><text:s text:c="8"/>&lt;/Delete&gt; </text:p>
      <text:p text:style-name="P10">&lt;/GiveMail&gt;</text:p>
      <text:p text:style-name="Text_20_body"/>
      <text:p text:style-name="Text_20_body">Note that deleting a campaign automatically deletes all its recipients as well.</text:p>
      <text:h text:style-name="Heading_20_1" text:outline-level="1">7. POST Getter requests</text:h>
      <text:h text:style-name="Heading_20_2" text:outline-level="2">7.1 Get</text:h>
      <text:p text:style-name="Text_20_body">Get should be used when information about only one object is required. Elements other than Id are ignored:</text:p>
      <text:p text:style-name="P10">&lt;?xml version="1.0" encoding="utf-8"?&gt;</text:p>
      <text:p text:style-name="P10">&lt;GiveMail&gt; </text:p>
      <text:p text:style-name="P10"><text:s text:c="8"/>&lt;Get&gt; </text:p>
      <text:p text:style-name="P10"><text:s text:c="16"/>&lt;Recipient&gt; </text:p>
      <text:p text:style-name="P10"><text:s text:c="24"/>&lt;Id&gt;1&lt;/Id&gt; </text:p>
      <text:p text:style-name="P10"><text:s text:c="16"/>&lt;/Recipient&gt; </text:p>
      <text:p text:style-name="P10"><text:s text:c="8"/>&lt;/Get&gt; </text:p>
      <text:p text:style-name="P10">&lt;/GiveMail&gt;</text:p>
      <text:p text:style-name="Text_20_body"/>
      <text:h text:style-name="Heading_20_2" text:outline-level="2">7.2 List</text:h>
      <text:p text:style-name="Text_20_body">List is to retrieve information about several objects at the same time. It looks like this :</text:p>
      <text:p text:style-name="P10">&lt;?xml version="1.0" encoding="utf-8"?&gt; </text:p>
      <text:p text:style-name="P10">&lt;GiveMail&gt; </text:p>
      <text:p text:style-name="P10"><text:s text:c="8"/>&lt;List Objects="Campaigns" DetailsLevel="Min" MaxCount="10" StartOffset="0"/&gt; </text:p>
      <text:p text:style-name="P10">&lt;/GiveMail&gt;</text:p>
      <text:p text:style-name="Text_20_body"/>
      <text:p text:style-name="Text_20_body">List's attributes are:</text:p>
      <text:list xml:id="list184202346" text:style-name="L2">
        <text:list-item>
          <text:p text:style-name="P20">Objects : the type of objects to return. Valid values are 'Campaigns' (default) and 'Recipients'.</text:p>
        </text:list-item>
        <text:list-item>
          <text:p text:style-name="P20">DetailsLevel : this level of details required in output. Valid values are 'Min' (default), 'Medium' and 'Full'. See below for how this affects the output.</text:p>
        </text:list-item>
        <text:list-item>
          <text:p text:style-name="P20"><text:soft-page-break/>MaxCount : the maximum number of objects to return (default 10).</text:p>
        </text:list-item>
        <text:list-item>
          <text:p text:style-name="P20">StartOffset : the offset of the first object to return (default 0).</text:p>
        </text:list-item>
      </text:list>
      <text:p text:style-name="Text_20_body">List may potentially have to return a large amount of data. DetailsLevel, MaxCount and StartOffset help alleviate this problem.</text:p>
      <text:p text:style-name="Text_20_body">List's output is as follows :</text:p>
      <text:p text:style-name="P10">&lt;?xml version="1.0" encoding="utf-8"?&gt; </text:p>
      <text:p text:style-name="P10">&lt;GiveMail&gt;</text:p>
      <text:p text:style-name="P10"><text:s text:c="8"/>&lt;KeyExpiry&gt;1228095&lt;/KeyExpiry&gt;</text:p>
      <text:p text:style-name="P10"><text:s text:c="8"/>&lt;Campaigns&gt; </text:p>
      <text:p text:style-name="P10"><text:s text:c="16"/>&lt;TotalCount&gt;50&lt;/TotalCount&gt; </text:p>
      <text:p text:style-name="P10"><text:s text:c="16"/>&lt;Campaign&gt; </text:p>
      <text:p text:style-name="P10"><text:s text:c="24"/>&lt;Id&gt;1002&lt;/Id&gt; </text:p>
      <text:p text:style-name="P10"><text:s text:c="24"/>&lt;Name&gt;Test Campaign&lt;/Name&gt; </text:p>
      <text:p text:style-name="P10"><text:s text:c="24"/>&lt;Status&gt;Draft&lt;/Status&gt; </text:p>
      <text:p text:style-name="P10"><text:s text:c="24"/><text:span text:style-name="T5">&lt;Timestamp&gt;2009-08-08T06:39:19&lt;/Timestamp&gt; </text:span></text:p>
      <text:p text:style-name="P10"><text:s text:c="16"/>&lt;/Campaign&gt; </text:p>
      <text:p text:style-name="P10"><text:s text:c="16"/>...</text:p>
      <text:p text:style-name="P10">&lt;/Campaigns&gt; </text:p>
      <text:p text:style-name="P10">&lt;/GiveMail&gt;</text:p>
      <text:p text:style-name="Text_20_body"/>
      <text:p text:style-name="Text_20_body">Depending on the type of objects requested, objects are nested in a Campaigns or a Recipients block.</text:p>
      <text:p text:style-name="Text_20_body">The block also includes a TotalCount element that gives the total number of objects that List found. In this example, it's set to 50; since MaxCount was set to 10, this means there are 40 more objects and that the user can retrieve them by calling List 4 more times, each time incrementing StartOffset by 10.</text:p>
      <text:p text:style-name="Text_20_body">Also notice that Campaign blocks only list the Id, Name, Status and Timestamp. This is because DetailsLevel was set to 'Min'. If it had been set to 'Medium', the output would have been :</text:p>
      <text:p text:style-name="P10"><text:s text:c="16"/>...</text:p>
      <text:p text:style-name="P10"><text:s text:c="16"/>&lt;Campaign&gt; </text:p>
      <text:p text:style-name="P10"><text:s text:c="24"/>&lt;Id&gt;1002&lt;/Id&gt; </text:p>
      <text:p text:style-name="P10"><text:s text:c="24"/>&lt;Name&gt;Test Campaign&lt;/Name&gt; </text:p>
      <text:p text:style-name="P10"><text:s text:c="24"/>&lt;Status&gt;Draft&lt;/Status&gt; </text:p>
      <text:p text:style-name="P10"><text:s text:c="24"/><text:span text:style-name="T5">&lt;Timestamp&gt;2009-08-08T06:39:19&lt;/Timestamp&gt; </text:span></text:p>
      <text:p text:style-name="P10"><text:s text:c="24"/>&lt;Message&gt; </text:p>
      <text:p text:style-name="P10"><text:s text:c="32"/>&lt;Subject&gt;This is a test&lt;/Subject&gt; </text:p>
      <text:p text:style-name="P10"><text:s text:c="32"/>&lt;FromName&gt;Me&lt;/FromName&gt;</text:p>
      <text:p text:style-name="P10"><text:s text:c="32"/>&lt;FromEmailAddress&gt;me@example.com&lt;/FromEmailAddress&gt; </text:p>
      <text:p text:style-name="P10"><text:s text:c="32"/>&lt;ReplyToName&gt;Me&lt;/ReplyToName&gt;</text:p>
      <text:p text:style-name="P10"><text:s text:c="32"/>&lt;ReplyToEmailAddress&gt;me@example.com&lt;/ReplyToEmailAddress&gt; </text:p>
      <text:p text:style-name="P10"><text:s text:c="32"/>&lt;SenderEmailAddress&gt;me@example.com&lt;/SenderEmailAddress&gt; </text:p>
      <text:p text:style-name="P10"><text:s text:c="32"/>&lt;UnsubscribeLink&gt;http://www.example.com/unsubscribe.php?{campaignId}&lt;/UnsubscribeLink&gt; </text:p>
      <text:p text:style-name="P10"><text:soft-page-break/><text:s text:c="24"/>&lt;/Message&gt; </text:p>
      <text:p text:style-name="P10"><text:s text:c="16"/>&lt;/Campaign&gt; </text:p>
      <text:p text:style-name="P10"><text:s text:c="16"/>...</text:p>
      <text:p text:style-name="Text_20_body"/>
      <text:p text:style-name="Text_20_body">The PlainContent and HtmlContent elements only appear in the output when DetailsLevel is set to 'Full'.</text:p>
      <text:p text:style-name="Text_20_body">One can filter campaigns further by specifying a Status or a pattern on Name. For example :</text:p>
      <text:p text:style-name="P10">&lt;?xml version="1.0" encoding="utf-8"?&gt; </text:p>
      <text:p text:style-name="P10">&lt;GiveMail&gt; </text:p>
      <text:p text:style-name="P10"><text:s text:c="8"/>&lt;List Objects="Campaigns" DetailsLevel="Medium" MaxCount="10" StartOffset="0"&gt; </text:p>
      <text:p text:style-name="P10"><text:s text:c="16"/>&lt;Campaign&gt; </text:p>
      <text:p text:style-name="P10"><text:s text:c="24"/>&lt;Status&gt;Sent&lt;/Status&gt; </text:p>
      <text:p text:style-name="P10"><text:s text:c="16"/>&lt;/Campaign&gt; </text:p>
      <text:p text:style-name="P10"><text:s text:c="8"/>&lt;/List&gt; </text:p>
      <text:p text:style-name="P10">&lt;/GiveMail&gt;</text:p>
      <text:p text:style-name="Text_20_body"/>
      <text:p text:style-name="Text_20_body">or :</text:p>
      <text:p text:style-name="P10">&lt;?xml version="1.0" encoding="utf-8"?&gt; </text:p>
      <text:p text:style-name="P10">&lt;GiveMail&gt; </text:p>
      <text:p text:style-name="P10"><text:s text:c="8"/>&lt;List Objects="Campaigns" DetailsLevel="Full" MaxCount="10" StartOffset="0"&gt; </text:p>
      <text:p text:style-name="P10"><text:s text:c="16"/>&lt;Campaign&gt; </text:p>
      <text:p text:style-name="P10"><text:s text:c="24"/>&lt;Name&gt;%ampaign%&lt;/Name&gt; </text:p>
      <text:p text:style-name="P10"><text:s text:c="16"/>&lt;/Campaign&gt; </text:p>
      <text:p text:style-name="P10"><text:s text:c="8"/>&lt;/List&gt; </text:p>
      <text:p text:style-name="P10">&lt;/GiveMail&gt;</text:p>
      <text:p text:style-name="Text_20_body"/>
      <text:p text:style-name="Text_20_body">For recipients, DetailsLevel doesn't make any difference: all elements are always returned whatever the value of DetailsLevel. A campaign Id is compulsory :</text:p>
      <text:p text:style-name="P10">&lt;?xml version="1.0" encoding="utf-8"?&gt; </text:p>
      <text:p text:style-name="P10">&lt;GiveMail&gt; </text:p>
      <text:p text:style-name="P10"><text:s text:c="8"/>&lt;List Objects="Recipients" DetailsLevel="Full" MaxCount="10" StartOffset="0"&gt; </text:p>
      <text:p text:style-name="P10"><text:s text:c="16"/>&lt;Campaign&gt; </text:p>
      <text:p text:style-name="P10"><text:s text:c="24"/>&lt;Id&gt;1002&lt;/Id&gt; </text:p>
      <text:p text:style-name="P10"><text:s text:c="16"/>&lt;/Campaign&gt; </text:p>
      <text:p text:style-name="P10"><text:s text:c="8"/>&lt;/List&gt; </text:p>
      <text:p text:style-name="P10">&lt;/GiveMail&gt;</text:p>
      <text:p text:style-name="Text_20_body"/>
      <text:h text:style-name="Heading_20_2" text:outline-level="2">7.3 ListChanges</text:h>
      <text:p text:style-name="Text_20_body">ListChanges is to find out which objects have changed since a given time and date :</text:p>
      <text:p text:style-name="P10"><text:soft-page-break/>&lt;?xml version="1.0" encoding="utf-8"?&gt; </text:p>
      <text:p text:style-name="P10">&lt;GiveMail&gt; </text:p>
      <text:p text:style-name="P10"><text:tab/>&lt;ListChanges Since="2009-07-23T00:00:00"/&gt; </text:p>
      <text:p text:style-name="P10">&lt;/GiveMail&gt;</text:p>
      <text:p text:style-name="Text_20_body"/>
      <text:p text:style-name="Text_20_body">ListChanges's only attribute is Since and should be a dateTime.</text:p>
      <text:p text:style-name="Text_20_body">ListChanges return a list of object types and Ids, as follows :</text:p>
      <text:p text:style-name="P10">&lt;?xml version="1.0" encoding="utf-8"?&gt; </text:p>
      <text:p text:style-name="P10">&lt;GiveMail&gt;</text:p>
      <text:p text:style-name="P10"><text:s text:c="8"/>&lt;Campaign&gt; </text:p>
      <text:p text:style-name="P10"><text:s text:c="16"/>&lt;Id&gt;1007&lt;/Id&gt; </text:p>
      <text:p text:style-name="P10"><text:s text:c="8"/>&lt;/Campaign&gt; </text:p>
      <text:p text:style-name="P10"><text:s text:c="8"/>&lt;Campaign&gt; </text:p>
      <text:p text:style-name="P10"><text:s text:c="16"/>&lt;Id&gt;1008&lt;/Id&gt; </text:p>
      <text:p text:style-name="P10"><text:s text:c="8"/>&lt;/Campaign&gt;</text:p>
      <text:p text:style-name="P10"><text:s text:c="8"/>...</text:p>
      <text:p text:style-name="P10"><text:s text:c="8"/>&lt;Recipient&gt; </text:p>
      <text:p text:style-name="P10"><text:s text:c="16"/>&lt;Id&gt;125&lt;/Id&gt; </text:p>
      <text:p text:style-name="P10"><text:s text:c="8"/>&lt;/Recipient&gt; </text:p>
      <text:p text:style-name="P10"><text:s text:c="8"/>&lt;Recipient&gt; </text:p>
      <text:p text:style-name="P10"><text:s text:c="16"/>&lt;Id&gt;126&lt;/Id&gt; </text:p>
      <text:p text:style-name="P10"><text:s text:c="8"/>&lt;/Recipient&gt;</text:p>
      <text:p text:style-name="P10">&lt;/GiveMail&gt;</text:p>
      <text:p text:style-name="Text_20_body"/>
      <text:h text:style-name="Heading_20_2" text:outline-level="2">7.4 Import</text:h>
      <text:p text:style-name="Text_20_body">As the name says, Import is to import recipients, either from a CSV file, or from another campaign.</text:p>
      <text:p text:style-name="Text_20_body">When importing from a CSV file, the CSV may be specified inline :</text:p>
      <text:p text:style-name="P10">&lt;?xml version="1.0" encoding="utf-8"?&gt; </text:p>
      <text:p text:style-name="P10">&lt;GiveMail&gt; </text:p>
      <text:p text:style-name="P10"><text:tab/>&lt;Import Objects="Recipients" SkipHeader="1" Name="0" EmailAddress="1" Status="2"&gt; </text:p>
      <text:p text:style-name="P10"><text:tab/><text:tab/>&lt;Campaign&gt; </text:p>
      <text:p text:style-name="P10"><text:tab/><text:tab/><text:tab/>&lt;Id&gt;1007&lt;/Id&gt; </text:p>
      <text:p text:style-name="P10"><text:tab/><text:tab/>&lt;/Campaign&gt; </text:p>
      <text:p text:style-name="P10"><text:tab/><text:tab/>&lt;Content&gt;&lt;![CDATA[NAME,EMAILADDRESS,STATUS </text:p>
      <text:p text:style-name="P10">Some One,some.one@gmail.com,Waiting </text:p>
      <text:p text:style-name="P10">Some Body,some.body@hotmail.com,Failed]]&gt;&lt;/Content&gt; </text:p>
      <text:p text:style-name="P10"><text:tab/>&lt;/Import&gt; </text:p>
      <text:p text:style-name="P10">&lt;/GiveMail&gt;</text:p>
      <text:p text:style-name="Text_20_body"/>
      <text:p text:style-name="Text_20_body">In this mode, Import understands the below attributes :</text:p>
      <text:list xml:id="list1483765141" text:continue-numbering="true" text:style-name="L2">
        <text:list-item>
          <text:p text:style-name="P20"><text:soft-page-break/>Objects : the type of objects to import. The only valid value is 'Recipients'.</text:p>
        </text:list-item>
        <text:list-item>
          <text:p text:style-name="P20">SkipHeader : whether the CSV includes an header that should be skipped (&gt;0 for yes).</text:p>
        </text:list-item>
        <text:list-item>
          <text:p text:style-name="P20">Name : the position of the column that holds recipient names.</text:p>
        </text:list-item>
        <text:list-item>
          <text:p text:style-name="P20">EmailAddress : <text:s/>the position of the column that holds recipient email addresses.</text:p>
        </text:list-item>
        <text:list-item>
          <text:p text:style-name="P20">Status : <text:s/>the position of the column that holds recipient statuses.</text:p>
        </text:list-item>
        <text:list-item>
          <text:p text:style-name="P20">File : the full path to the CSV file on the system the Web API is running. If specified, Content will be ignored.</text:p>
        </text:list-item>
      </text:list>
      <text:p text:style-name="Text_20_body"/>
      <text:p text:style-name="Text_20_body">Importing from another campaign is done with :</text:p>
      <text:p text:style-name="P10">&lt;?xml version="1.0" encoding="utf-8"?&gt; </text:p>
      <text:p text:style-name="P10">&lt;GiveMail&gt; </text:p>
      <text:p text:style-name="P10"><text:tab/>&lt;Import Objects="Recipients" SourceCampaignId="1014" RecipientsStatus="Waiting"&gt; </text:p>
      <text:p text:style-name="P10"><text:tab/><text:tab/>&lt;Campaign&gt; </text:p>
      <text:p text:style-name="P10"><text:tab/><text:tab/><text:tab/>&lt;Id&gt;1008&lt;/Id&gt; </text:p>
      <text:p text:style-name="P10"><text:tab/><text:tab/>&lt;/Campaign&gt; </text:p>
      <text:p text:style-name="P10"><text:tab/>&lt;/Import&gt; </text:p>
      <text:p text:style-name="P10">&lt;/GiveMail&gt;</text:p>
      <text:p text:style-name="Text_20_body"/>
      <text:p text:style-name="Text_20_body">In this mode, Import understand these attributes :</text:p>
      <text:list xml:id="list458632878" text:continue-numbering="true" text:style-name="L2">
        <text:list-item>
          <text:p text:style-name="P20">SourceCampaignId : the Id of the campaign to import recipients from.</text:p>
        </text:list-item>
        <text:list-item>
          <text:p text:style-name="P20">RecipientsStatus : a valid recipient status to limit import to, or 'All' if all recipients should be imported regardless of their status.</text:p>
        </text:list-item>
      </text:list>
      <text:h text:style-name="Heading_20_1" text:outline-level="1">8. GET Getter requests</text:h>
      <text:p text:style-name="Text_20_body">GET requests are only entertained if coming from hosts that don't require authentication, as set in the configuration file.</text:p>
      <text:h text:style-name="Heading_20_2" text:outline-level="2">8.1 ListCampaigns</text:h>
      <text:p text:style-name="Text_20_body">ListCampaigns returns a campaigns list with DetailsLevel set to 'Min'. It can be invoked with :</text:p>
      <text:p text:style-name="P10">$ wget "<text:a xlink:type="simple" xlink:href="http://localhost/cgi-bin/webapi.fcgi?action=ListCampaigns&amp;what=All">http://localhost/cgi-bin/webapi.fcgi?action=ListCampaigns&amp;what=All</text:a>"</text:p>
      <text:p text:style-name="P13"/>
      <text:p text:style-name="P13">It understands these parameters :</text:p>
      <text:list xml:id="list71795863" text:continue-numbering="true" text:style-name="L2">
        <text:list-item>
          <text:p text:style-name="P20">what : a valid campaigns status, or 'All' if no status filtering is desired. This parameter is compulsory.</text:p>
        </text:list-item>
        <text:list-item>
          <text:p text:style-name="P21">start : the start offset, defaults to 0.</text:p>
        </text:list-item>
        <text:list-item>
          <text:p text:style-name="P21">end: the end offset, has no default value.</text:p>
        </text:list-item>
      </text:list>
      <text:p text:style-name="P13"><text:soft-page-break/></text:p>
      <text:p text:style-name="P13">The output is the same as that of POST List with 'Objects=Campaigns' and 'DetailsLevel=Min'.</text:p>
      <text:h text:style-name="P17" text:outline-level="2">8.2 ListRecipients</text:h>
      <text:p text:style-name="Text_20_body">This returns a recipients list. It can be invoked with :</text:p>
      <text:p text:style-name="P10">$ wget "<text:a xlink:type="simple" xlink:href="http://localhost/cgi-bin/webapi.fcgi?action=ListCampaigns&amp;what=All">http://localhost/cgi-bin/webapi.fcgi?action=ListRecipients&amp;what=All</text:a>"</text:p>
      <text:p text:style-name="P13"/>
      <text:p text:style-name="P13">It understands these parameters :</text:p>
      <text:list xml:id="list536091006" text:continue-numbering="true" text:style-name="L2">
        <text:list-item>
          <text:p text:style-name="P20">what : a campaign Id. This parameter is compulsory.</text:p>
        </text:list-item>
        <text:list-item>
          <text:p text:style-name="P21">start : the start offset, defaults to 0.</text:p>
        </text:list-item>
        <text:list-item>
          <text:p text:style-name="P21">end: the end offset, has no default value.</text:p>
        </text:list-item>
      </text:list>
      <text:p text:style-name="P13"/>
      <text:p text:style-name="P13">The output is the same as that of POST List with 'Objects=Recipients'.</text:p>
      <text:h text:style-name="P17" text:outline-level="2">8.2 ExportRecipients</text:h>
      <text:p text:style-name="Text_20_body">Similarly to ListRecipients, this returns a recipients list but in a CSV file. It can be invoked with :</text:p>
      <text:p text:style-name="P10">$ wget "<text:a xlink:type="simple" xlink:href="http://localhost/cgi-bin/webapi.fcgi?action=ListCampaigns&amp;what=All">http://localhost/cgi-bin/webapi.fcgi?action=ListRecipients&amp;what=All</text:a>"</text:p>
      <text:p text:style-name="P13"/>
      <text:p text:style-name="P13">It understands the same parameters as ListRecipients. The output is formatted as follows :</text:p>
      <text:p text:style-name="P10">ID,NAME,STATUS,STATUSCODE,STATUSMSG,EMAILADDRESS,TIMESENT,NUMATTEMPTS,CUSTOM1,CUSTOM2,CUSTOM3,CUSTOM4,CUSTOM5,CUSTOM6,RETURNPATH </text:p>
      <text:p text:style-name="P10">"113","One","Sent","250","250 Ok","one@clowns.com","Sat, 08 Aug 2009 12:12:51 +0800",0,,,,,,,</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itle>GiveMail WebAPI</text:title></text:p>
      </style:header>
      <style:footer>
        <text:p text:style-name="MP1"><text:page-number text:select-page="current">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GiveMail WebAPI</dc:title>
    <dc:subject>GiveMail WebAPI</dc:subject>
    <meta:initial-creator>Fabrice Colin</meta:initial-creator>
    <meta:creation-date>2008-06-10T11:24:42</meta:creation-date>
    <dc:creator>Fabrice Colin</dc:creator>
    <dc:date>2010-09-29T17:16:24</dc:date>
    <meta:editing-cycles>68</meta:editing-cycles>
    <meta:editing-duration>PT30H57M53S</meta:editing-duration>
    <meta:document-statistic meta:table-count="0" meta:image-count="0" meta:object-count="0" meta:page-count="15" meta:paragraph-count="446" meta:word-count="2438" meta:character-count="21652"/>
    <meta:user-defined meta:name="Info 1"/>
    <meta:user-defined meta:name="Info 2"/>
    <meta:user-defined meta:name="Info 3"/>
    <meta:user-defined meta:name="Info 4"/>
  </office:meta>
</office:document-meta>
</file>